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86B86A79D9AED8E2.png" manifest:media-type="image/png"/>
  <manifest:file-entry manifest:full-path="Pictures/100002010000016C0000005850B23B0BF44A1B7B.png" manifest:media-type="image/png"/>
  <manifest:file-entry manifest:full-path="Pictures/10000000000007D0000004658BB884B0E78A5F58.png" manifest:media-type="image/png"/>
  <manifest:file-entry manifest:full-path="Pictures/10000000000007D00000046530229A191267E689.png" manifest:media-type="image/png"/>
  <manifest:file-entry manifest:full-path="Pictures/10000000000007D0000004656E44C37B38C9CBF4.png" manifest:media-type="image/png"/>
  <manifest:file-entry manifest:full-path="Pictures/100002010000113B000009B1A8313824C98A789B.png" manifest:media-type="image/png"/>
  <manifest:file-entry manifest:full-path="Pictures/10000000000007D00000046566006606CB2C2A3E.png" manifest:media-type="image/png"/>
  <manifest:file-entry manifest:full-path="Pictures/10000000000007D000000465927A9559FFD1E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HSummit2016-notes">
      <style:graphic-properties draw:fill-color="#ffffff" draw:auto-grow-height="true" fo:min-height="12.572cm"/>
    </style:style>
    <style:style style:name="pr2" style:family="presentation" style:parent-style-name="RHSummit20161-notes">
      <style:graphic-properties draw:fill-color="#ffffff" draw:auto-grow-height="true" fo:min-height="12.572cm"/>
    </style:style>
    <style:style style:name="pr3" style:family="presentation" style:parent-style-name="RHSummit20164-title">
      <style:graphic-properties fo:min-height="6.361cm"/>
    </style:style>
    <style:style style:name="pr4" style:family="presentation" style:parent-style-name="RHSummit20164-notes">
      <style:graphic-properties draw:fill-color="#ffffff" fo:min-height="12.572cm"/>
    </style:style>
    <style:style style:name="pr5" style:family="presentation" style:parent-style-name="RHSummit20164-title">
      <style:graphic-properties draw:auto-grow-height="true" fo:min-height="6.361cm"/>
    </style:style>
    <style:style style:name="pr6" style:family="presentation" style:parent-style-name="RHSummit20164-outline1">
      <style:graphic-properties draw:auto-grow-height="true" fo:min-height="24.359cm"/>
    </style:style>
    <style:style style:name="pr7" style:family="presentation" style:parent-style-name="RHSummit20164-notes">
      <style:graphic-properties draw:fill-color="#ffffff" draw:auto-grow-height="true" fo:min-height="12.572cm"/>
    </style:style>
    <style:style style:name="pr8" style:family="presentation" style:parent-style-name="RHSummit20164-outline1">
      <style:graphic-properties fo:min-height="22.098cm"/>
    </style:style>
    <style:style style:name="pr9" style:family="presentation" style:parent-style-name="RHSummit20162-notes">
      <style:graphic-properties draw:fill-color="#ffffff" draw:auto-grow-height="true" fo:min-height="12.572cm"/>
    </style:style>
    <style:style style:name="pr10" style:family="presentation" style:parent-style-name="RHSummit2016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44pt" style:font-name-asian="Liberation Sans1" style:font-size-asian="44pt" style:font-name-complex="Liberation Sans1" style:font-size-complex="4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44pt" fo:font-weight="normal" style:font-name-asian="Liberation Sans1" style:font-size-asian="44pt" style:font-weight-asian="normal" style:font-name-complex="Liberation Sans1" style:font-size-complex="44pt" style:font-weight-complex="normal"/>
    </style:style>
    <style:style style:name="T3" style:family="text"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Summit2016" presentation:presentation-page-layout-name="AL1T1">
        <office:forms form:automatic-focus="false" form:apply-design-mode="false"/>
        <draw:frame draw:style-name="gr1" draw:text-style-name="P2" draw:layer="layout" svg:width="40.194cm" svg:height="5.334cm" svg:x="4.764cm" svg:y="15.671cm">
          <draw:text-box>
            <text:p text:style-name="P1"><text:span text:style-name="T1">I Dont Remember What Our Session is Called</text:span></text:p>
          </draw:text-box>
        </draw:frame>
        <draw:frame draw:style-name="gr2" draw:text-style-name="P3" draw:layer="layout" svg:width="39.214cm" svg:height="7.099cm" svg:x="4.982cm" svg:y="19.595cm">
          <draw:text-box>
            <text:p><text:span text:style-name="T2">Presenter</text:span></text:p>
            <text:p><text:span text:style-name="T2">Title</text:span></text:p>
            <text:p><text:span text:style-name="T2"/></text:p>
          </draw:text-box>
        </draw:frame>
        <draw:frame draw:style-name="gr2" draw:text-style-name="P3" draw:layer="layout" svg:width="39.214cm" svg:height="7.099cm" svg:x="4.637cm" svg:y="24.542cm">
          <draw:text-box>
            <text:p><text:span text:style-name="T2">Presenter</text:span></text:p>
            <text:p><text:span text:style-name="T2">Title</text:span></text:p>
            <text:p><text:span text:style-name="T2">Date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Summit20161" presentation:presentation-page-layout-name="AL1T1">
        <office:forms form:automatic-focus="false" form:apply-design-mode="false"/>
        <draw:frame draw:style-name="gr4" draw:text-style-name="P6" draw:layer="layout" svg:width="55.372cm" svg:height="2.618cm" svg:x="6.185cm" svg:y="16.741cm">
          <draw:text-box>
            <text:p text:style-name="P5"><text:span text:style-name="T3">Atomic Hos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Summit20164" presentation:presentation-page-layout-name="AL1T1">
        <office:forms form:automatic-focus="false" form:apply-design-mode="false"/>
        <draw:frame presentation:style-name="pr3" draw:layer="layout" svg:width="60.966cm" svg:height="6.361cm" svg:x="3.387cm" svg:y="1.52cm" presentation:class="title">
          <draw:text-box>
            <text:p>???</text:p>
          </draw:text-box>
        </draw:frame>
        <draw:frame draw:style-name="gr5" draw:text-style-name="P7" draw:layer="layout" svg:width="42.012cm" svg:height="10.152cm" svg:x="12.509cm" svg:y="12.882cm">
          <draw:image xlink:href="Pictures/100002010000016C0000005850B23B0BF44A1B7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Summit20164" presentation:presentation-page-layout-name="AL1T1">
        <office:forms form:automatic-focus="false" form:apply-design-mode="false"/>
        <draw:frame presentation:style-name="pr5" draw:layer="layout" svg:width="60.966cm" svg:height="6.361cm" svg:x="3.387cm" svg:y="1.52cm" presentation:class="title" presentation:placeholder="true" presentation:user-transformed="true">
          <draw:text-box/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-bash-4.3# yum -y update</text:p>
              </text:list-item>
              <text:list-item>
                <text:p>bash: yum: command not found</text:p>
              </text:list-item>
              <text:list-item>
                <text:p/>
              </text:list-item>
              <text:list-item>
                <text:p>WTF?</text:p>
              </text:list-item>
              <text:list-item>
                <text:p>Frustration comes from mismatched expec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Summit20164" presentation:presentation-page-layout-name="AL1T1">
        <office:forms form:automatic-focus="false" form:apply-design-mode="false"/>
        <draw:frame presentation:style-name="pr5" draw:layer="layout" svg:width="60.966cm" svg:height="6.361cm" svg:x="3.387cm" svg:y="1.52cm" presentation:class="title" presentation:user-transformed="true">
          <draw:text-box>
            <text:p>Container Hypervisor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Immutable OS design</text:p>
              </text:list-item>
              <text:list-item>
                <text:p>RHEL General Purpose Operating System</text:p>
              </text:list-item>
              <text:list-item>
                <text:p>RHEL AH Narrow Purpose</text:p>
              </text:list-item>
              <text:list-item>
                <text:p>Special delivery of bits</text:p>
              </text:list-item>
              <text:list-item>
                <text:p>Special tools to manag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Summit20164" presentation:presentation-page-layout-name="AL1T1">
        <office:forms form:automatic-focus="false" form:apply-design-mode="false"/>
        <draw:frame presentation:style-name="pr5" draw:layer="layout" svg:width="60.966cm" svg:height="6.361cm" svg:x="3.387cm" svg:y="1.52cm" presentation:class="title" presentation:user-transformed="true">
          <draw:text-box>
            <text:p>RPM-OStree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Modeled on GIt</text:p>
              </text:list-item>
              <text:list-item>
                <text:p>OS installed into filesystem tree, committed as complete</text:p>
              </text:list-item>
              <text:list-item>
                <text:p>Delivered as a whole image</text:p>
              </text:list-item>
              <text:list-item>
                <text:p>Using RPM to do what RPM does at the build level allows flexibility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Summit20164" presentation:presentation-page-layout-name="AL1T1">
        <office:forms form:automatic-focus="false" form:apply-design-mode="false"/>
        <draw:frame presentation:style-name="pr3" draw:layer="layout" svg:width="60.966cm" svg:height="6.361cm" svg:x="3.387cm" svg:y="1.52cm" presentation:class="title">
          <draw:text-box>
            <text:p>Atomic CLI<text:line-break/></text:p>
          </draw:text-box>
        </draw:frame>
        <draw:frame presentation:style-name="pr8" draw:layer="layout" svg:width="60.966cm" svg:height="22.098cm" svg:x="3.387cm" svg:y="8.915cm" presentation:class="outline">
          <draw:text-box>
            <text:list text:style-name="L3">
              <text:list-item>
                <text:p>Atomic updates</text:p>
              </text:list-item>
              <text:list-item>
                <text:p>Easy to update, rollback, deploy</text:p>
              </text:list-item>
              <text:list-item>
                <text:p>Special Docker support (LABELs)</text:p>
              </text:list-item>
              <text:list-item>
                <text:p>Small attack surface</text:p>
              </text:list-item>
              <text:list-item>
                <text:p>Verify, scan, migrate</text:p>
              </text:list-item>
              <text:list-item>
                <text:p>Diff, top (scoped different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Summit20164" presentation:presentation-page-layout-name="AL1T1">
        <office:forms form:automatic-focus="false" form:apply-design-mode="false"/>
        <draw:frame presentation:style-name="pr3" draw:layer="layout" svg:width="60.966cm" svg:height="6.361cm" svg:x="3.387cm" svg:y="1.52cm" presentation:class="title">
          <draw:text-box>
            <text:p>Cloud-init</text:p>
          </draw:text-box>
        </draw:frame>
        <draw:frame presentation:style-name="pr8" draw:layer="layout" svg:width="60.966cm" svg:height="22.098cm" svg:x="3.387cm" svg:y="8.915cm" presentation:class="outline">
          <draw:text-box>
            <text:list text:style-name="L3">
              <text:list-item>
                <text:p>Designed for specific use case</text:p>
                <text:list>
                  <text:list-item>
                    <text:p>Duh, Cloud</text:p>
                  </text:list-item>
                </text:list>
              </text:list-item>
              <text:list-item>
                <text:p>Requires extra infrastructure to do “right”</text:p>
              </text:list-item>
              <text:list-item>
                <text:p>Bootstrapping</text:p>
                <text:list>
                  <text:list-item>
                    <text:p>Add users</text:p>
                  </text:list-item>
                  <text:list-item>
                    <text:p>Add keys</text:p>
                  </text:list-item>
                  <text:list-item>
                    <text:p>Basic file creation</text:p>
                  </text:list-item>
                </text:list>
              </text:list-item>
              <text:list-item>
                <text:p>Hand off to real CONFIG MGM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Summit20161" presentation:presentation-page-layout-name="AL1T1">
        <office:forms form:automatic-focus="false" form:apply-design-mode="false"/>
        <draw:frame draw:style-name="gr4" draw:text-style-name="P9" draw:layer="layout" svg:width="55.372cm" svg:height="2.618cm" svg:x="6.185cm" svg:y="16.741cm">
          <draw:text-box>
            <text:p text:style-name="P5"><text:span text:style-name="T4">Ansible Magic (GDK)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Summit20161" presentation:presentation-page-layout-name="AL1T1">
        <office:forms form:automatic-focus="false" form:apply-design-mode="false"/>
        <draw:frame draw:style-name="gr4" draw:text-style-name="P9" draw:layer="layout" svg:width="55.372cm" svg:height="2.618cm" svg:x="6.185cm" svg:y="16.741cm">
          <draw:text-box>
            <text:p text:style-name="P5"><text:span text:style-name="T4">Kubernetes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Summit20164" presentation:presentation-page-layout-name="AL1T1">
        <office:forms form:automatic-focus="false" form:apply-design-mode="false"/>
        <draw:frame presentation:style-name="pr5" draw:layer="layout" svg:width="60.966cm" svg:height="6.361cm" svg:x="3.387cm" svg:y="1.52cm" presentation:class="title" presentation:user-transformed="true">
          <draw:text-box>
            <text:p>Docker is packaging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Docker will do to .rpm what RPM did .tar.gz</text:p>
              </text:list-item>
              <text:list-item>
                <text:p/>
              </text:list-item>
              <text:list-item>
                <text:p>Images are for delivering software</text:p>
              </text:list-item>
              <text:list-item>
                <text:p>Engine is for running software and managing kernel featur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Summit20164" presentation:presentation-page-layout-name="AL1T1">
        <office:forms form:automatic-focus="false" form:apply-design-mode="false"/>
        <draw:frame presentation:style-name="pr5" draw:layer="layout" svg:width="60.966cm" svg:height="6.361cm" svg:x="3.387cm" svg:y="1.52cm" presentation:class="title" presentation:user-transformed="true">
          <draw:text-box>
            <text:p>Why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Docker manages single images and simple relations between containers</text:p>
              </text:list-item>
              <text:list-item>
                <text:p>Kubernetes manages complex relationships that define applications and systems</text:p>
              </text:list-item>
              <text:list-item>
                <text:p>Super powerful, super flexible</text:p>
              </text:list-item>
              <text:list-item>
                <text:p>SUPER OVERWHELMING</text:p>
              </text:list-item>
              <text:list-item>
                <text:p>Designed on the same principles that allows Google to run billions of containers a wee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Summit20164" presentation:presentation-page-layout-name="AL1T1">
        <office:forms form:automatic-focus="false" form:apply-design-mode="false"/>
        <draw:frame presentation:style-name="pr5" draw:layer="layout" svg:width="60.966cm" svg:height="6.361cm" svg:x="3.387cm" svg:y="1.52cm" presentation:class="title" presentation:user-transformed="true">
          <draw:text-box>
            <text:p>Make containers dance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Apps are complicated, K8s handles elegantly</text:p>
              </text:list-item>
              <text:list-item>
                <text:p>Pods == group of containers</text:p>
              </text:list-item>
              <text:list-item>
                <text:p>Volumes == container storage management</text:p>
              </text:list-item>
              <text:list-item>
                <text:p>Labels == semantic tagging </text:p>
              </text:list-item>
              <text:list-item>
                <text:p>Replication controllers == Scaling </text:p>
              </text:list-item>
              <text:list-item>
                <text:p>Services == networking (part of)</text:p>
              </text:list-item>
              <text:list-item>
                <text:p>Routes == networking (part of)</text:p>
              </text:list-item>
              <text:list-item>
                <text:p>Container probes == health checks and self healing</text:p>
              </text:list-item>
              <text:list-item>
                <text:p>Deployments, Resource management, K8S services, HA configurations, Pod lifecycle management, networking overlays, DNS and load balancing, service proxying,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Summit20164" presentation:presentation-page-layout-name="AL1T1">
        <draw:frame presentation:style-name="pr3" draw:layer="layout" svg:width="60.966cm" svg:height="6.361cm" svg:x="3.387cm" svg:y="1.52cm" presentation:class="title" presentation:placeholder="true">
          <draw:text-box/>
        </draw:frame>
        <draw:frame presentation:style-name="pr8" draw:layer="layout" svg:width="60.966cm" svg:height="22.098cm" svg:x="3.387cm" svg:y="8.915cm" presentation:class="outline">
          <draw:text-box>
            <text:list text:style-name="L3">
              <text:list-item>
                <text:p>We don’t always need all of that extra scaffolding but it’s super important in production</text:p>
              </text:list-item>
              <text:list-item>
                <text:p>It makes the magic happen!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Summit20162" presentation:presentation-page-layout-name="AL1T1">
        <draw:frame draw:style-name="gr4" draw:text-style-name="P10" draw:layer="layout" svg:width="55.372cm" svg:height="2.618cm" svg:x="6.185cm" svg:y="16.741cm">
          <draw:text-box>
            <text:p text:style-name="P5"><text:span text:style-name="T1">Mini-VM anti-pattern (add GDK topics)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Summit20164" presentation:presentation-page-layout-name="AL1T1">
        <draw:frame presentation:style-name="pr5" draw:layer="layout" svg:width="60.966cm" svg:height="6.361cm" svg:x="3.387cm" svg:y="1.52cm" presentation:class="title" presentation:user-transformed="true">
          <draw:text-box>
            <text:p>Persistence is fine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It just needs to happen somewhere else</text:p>
              </text:list-item>
              <text:list-item>
                <text:p>Docker volumes w/ network storage</text:p>
              </text:list-item>
              <text:list-item>
                <text:p>Kubernetes persistent volum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Summit20164" presentation:presentation-page-layout-name="AL1T1">
        <draw:frame presentation:style-name="pr5" draw:layer="layout" svg:width="60.966cm" svg:height="6.361cm" svg:x="3.387cm" svg:y="1.52cm" presentation:class="title" presentation:user-transformed="true">
          <draw:text-box>
            <text:p>Hypervisor is a bad word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I don’t like associating hypervisor with containers</text:p>
              </text:list-item>
              <text:list-item>
                <text:p>Containers should only bring the app and dependencies</text:p>
              </text:list-item>
              <text:list-item>
                <text:p>BASH is not a dependency! (unless it is)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Summit20164" presentation:presentation-page-layout-name="AL1T1">
        <draw:frame presentation:style-name="pr5" draw:layer="layout" svg:width="60.966cm" svg:height="6.361cm" svg:x="3.387cm" svg:y="1.52cm" presentation:class="title" presentation:user-transformed="true">
          <draw:text-box>
            <text:p>But Troubleshooting!<text:line-break/></text:p>
          </draw:text-box>
        </draw:frame>
        <draw:frame presentation:style-name="pr6" draw:layer="layout" svg:width="60.966cm" svg:height="24.359cm" svg:x="3.387cm" svg:y="8.915cm" presentation:class="outline" presentation:user-transformed="true">
          <draw:text-box>
            <text:list text:style-name="L3">
              <text:list-item>
                <text:p>Logs!</text:p>
              </text:list-item>
              <text:list-item>
                <text:p>Use central logging (EFK?) with Docker</text:p>
              </text:list-item>
              <text:list-item>
                <text:p>Put it in a container!</text:p>
              </text:list-item>
              <text:list-item>
                <text:p>Introspection</text:p>
              </text:list-item>
              <text:list-item>
                <text:p>Super privileged containers</text:p>
              </text:list-item>
              <text:list-item>
                <text:p>Tools container (sosreport, etc)</text:p>
              </text:list-item>
              <text:list-item>
                <text:p>Sysdig container (understands containers, kube, etc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Summit20162" presentation:presentation-page-layout-name="AL1T1">
        <draw:frame draw:style-name="gr4" draw:text-style-name="P10" draw:layer="layout" svg:width="55.372cm" svg:height="2.618cm" svg:x="6.185cm" svg:y="16.741cm">
          <draw:text-box>
            <text:p text:style-name="P5"><text:span text:style-name="T1">Developer Journey (GDK)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Summit20161" presentation:presentation-page-layout-name="AL1T1">
        <draw:frame draw:style-name="gr4" draw:text-style-name="P6" draw:layer="layout" svg:width="55.372cm" svg:height="2.618cm" svg:x="6.185cm" svg:y="16.741cm">
          <draw:text-box>
            <text:p text:style-name="P5"><text:span text:style-name="T3">DEMO DEMO DEMO!!!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Summit20165" presentation:presentation-page-layout-name="AL1T1"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RHSummit2016-background" style:family="presentation">
      <style:graphic-properties draw:stroke="none" draw:fill="none"/>
      <style:text-properties style:letter-kerning="true"/>
    </style:style>
    <style:style style:name="RHSummit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Summit20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Summit2016-outline1" style:family="presentation">
      <style:graphic-properties draw:stroke="none" draw:fill="none">
        <text:list-style style:name="RHSummit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-outline2" style:family="presentation" style:parent-style-name="RHSummit2016-outline1">
      <style:paragraph-properties fo:margin-top="0cm" fo:margin-bottom="0.4cm"/>
      <style:text-properties fo:font-size="28pt" style:font-size-asian="28pt" style:font-size-complex="28pt"/>
    </style:style>
    <style:style style:name="RHSummit2016-outline3" style:family="presentation" style:parent-style-name="RHSummit2016-outline2">
      <style:paragraph-properties fo:margin-top="0cm" fo:margin-bottom="0.3cm"/>
      <style:text-properties fo:font-size="24pt" style:font-size-asian="24pt" style:font-size-complex="24pt"/>
    </style:style>
    <style:style style:name="RHSummit2016-outline4" style:family="presentation" style:parent-style-name="RHSummit2016-outline3">
      <style:paragraph-properties fo:margin-top="0cm" fo:margin-bottom="0.2cm"/>
      <style:text-properties fo:font-size="20pt" style:font-size-asian="20pt" style:font-size-complex="20pt"/>
    </style:style>
    <style:style style:name="RHSummit2016-outline5" style:family="presentation" style:parent-style-name="RHSummit2016-outline4">
      <style:paragraph-properties fo:margin-top="0cm" fo:margin-bottom="0.1cm"/>
      <style:text-properties fo:font-size="20pt" style:font-size-asian="20pt" style:font-size-complex="20pt"/>
    </style:style>
    <style:style style:name="RHSummit2016-outline6" style:family="presentation" style:parent-style-name="RHSummit2016-outline5">
      <style:paragraph-properties fo:margin-top="0cm" fo:margin-bottom="0.1cm"/>
      <style:text-properties fo:font-size="20pt" style:font-size-asian="20pt" style:font-size-complex="20pt"/>
    </style:style>
    <style:style style:name="RHSummit2016-outline7" style:family="presentation" style:parent-style-name="RHSummit2016-outline6">
      <style:paragraph-properties fo:margin-top="0cm" fo:margin-bottom="0.1cm"/>
      <style:text-properties fo:font-size="20pt" style:font-size-asian="20pt" style:font-size-complex="20pt"/>
    </style:style>
    <style:style style:name="RHSummit2016-outline8" style:family="presentation" style:parent-style-name="RHSummit2016-outline7">
      <style:paragraph-properties fo:margin-top="0cm" fo:margin-bottom="0.1cm"/>
      <style:text-properties fo:font-size="20pt" style:font-size-asian="20pt" style:font-size-complex="20pt"/>
    </style:style>
    <style:style style:name="RHSummit2016-outline9" style:family="presentation" style:parent-style-name="RHSummit2016-outline8">
      <style:paragraph-properties fo:margin-top="0cm" fo:margin-bottom="0.1cm"/>
      <style:text-properties fo:font-size="20pt" style:font-size-asian="20pt" style:font-size-complex="20pt"/>
    </style:style>
    <style:style style:name="RHSummit2016-subtitle" style:family="presentation">
      <style:graphic-properties draw:stroke="none" draw:fill="none" draw:textarea-vertical-align="middle">
        <text:list-style style:name="RHSummit201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-title" style:family="presentation">
      <style:graphic-properties draw:stroke="none" draw:fill="none" draw:textarea-vertical-align="middle">
        <text:list-style style:name="RHSummit201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Summit20161-background" style:family="presentation">
      <style:graphic-properties draw:stroke="none" draw:fill="none"/>
      <style:text-properties style:letter-kerning="true"/>
    </style:style>
    <style:style style:name="RHSummit201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Summit2016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Summit20161-outline1" style:family="presentation">
      <style:graphic-properties draw:stroke="none" draw:fill="none">
        <text:list-style style:name="RHSummit201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1-outline2" style:family="presentation" style:parent-style-name="RHSummit20161-outline1">
      <style:paragraph-properties fo:margin-top="0cm" fo:margin-bottom="0.4cm"/>
      <style:text-properties fo:font-size="28pt" style:font-size-asian="28pt" style:font-size-complex="28pt"/>
    </style:style>
    <style:style style:name="RHSummit20161-outline3" style:family="presentation" style:parent-style-name="RHSummit20161-outline2">
      <style:paragraph-properties fo:margin-top="0cm" fo:margin-bottom="0.3cm"/>
      <style:text-properties fo:font-size="24pt" style:font-size-asian="24pt" style:font-size-complex="24pt"/>
    </style:style>
    <style:style style:name="RHSummit20161-outline4" style:family="presentation" style:parent-style-name="RHSummit20161-outline3">
      <style:paragraph-properties fo:margin-top="0cm" fo:margin-bottom="0.2cm"/>
      <style:text-properties fo:font-size="20pt" style:font-size-asian="20pt" style:font-size-complex="20pt"/>
    </style:style>
    <style:style style:name="RHSummit20161-outline5" style:family="presentation" style:parent-style-name="RHSummit20161-outline4">
      <style:paragraph-properties fo:margin-top="0cm" fo:margin-bottom="0.1cm"/>
      <style:text-properties fo:font-size="20pt" style:font-size-asian="20pt" style:font-size-complex="20pt"/>
    </style:style>
    <style:style style:name="RHSummit20161-outline6" style:family="presentation" style:parent-style-name="RHSummit20161-outline5">
      <style:paragraph-properties fo:margin-top="0cm" fo:margin-bottom="0.1cm"/>
      <style:text-properties fo:font-size="20pt" style:font-size-asian="20pt" style:font-size-complex="20pt"/>
    </style:style>
    <style:style style:name="RHSummit20161-outline7" style:family="presentation" style:parent-style-name="RHSummit20161-outline6">
      <style:paragraph-properties fo:margin-top="0cm" fo:margin-bottom="0.1cm"/>
      <style:text-properties fo:font-size="20pt" style:font-size-asian="20pt" style:font-size-complex="20pt"/>
    </style:style>
    <style:style style:name="RHSummit20161-outline8" style:family="presentation" style:parent-style-name="RHSummit20161-outline7">
      <style:paragraph-properties fo:margin-top="0cm" fo:margin-bottom="0.1cm"/>
      <style:text-properties fo:font-size="20pt" style:font-size-asian="20pt" style:font-size-complex="20pt"/>
    </style:style>
    <style:style style:name="RHSummit20161-outline9" style:family="presentation" style:parent-style-name="RHSummit20161-outline8">
      <style:paragraph-properties fo:margin-top="0cm" fo:margin-bottom="0.1cm"/>
      <style:text-properties fo:font-size="20pt" style:font-size-asian="20pt" style:font-size-complex="20pt"/>
    </style:style>
    <style:style style:name="RHSummit20161-subtitle" style:family="presentation">
      <style:graphic-properties draw:stroke="none" draw:fill="none" draw:textarea-vertical-align="middle">
        <text:list-style style:name="RHSummit2016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1-title" style:family="presentation">
      <style:graphic-properties draw:stroke="none" draw:fill="none" draw:textarea-vertical-align="middle">
        <text:list-style style:name="RHSummit2016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Summit20162-background" style:family="presentation">
      <style:graphic-properties draw:stroke="none" draw:fill="none"/>
      <style:text-properties style:letter-kerning="true"/>
    </style:style>
    <style:style style:name="RHSummit201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Summit2016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Summit20162-outline1" style:family="presentation">
      <style:graphic-properties draw:stroke="none" draw:fill="none">
        <text:list-style style:name="RHSummit201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2-outline2" style:family="presentation" style:parent-style-name="RHSummit20162-outline1">
      <style:paragraph-properties fo:margin-top="0cm" fo:margin-bottom="0.4cm"/>
      <style:text-properties fo:font-size="28pt" style:font-size-asian="28pt" style:font-size-complex="28pt"/>
    </style:style>
    <style:style style:name="RHSummit20162-outline3" style:family="presentation" style:parent-style-name="RHSummit20162-outline2">
      <style:paragraph-properties fo:margin-top="0cm" fo:margin-bottom="0.3cm"/>
      <style:text-properties fo:font-size="24pt" style:font-size-asian="24pt" style:font-size-complex="24pt"/>
    </style:style>
    <style:style style:name="RHSummit20162-outline4" style:family="presentation" style:parent-style-name="RHSummit20162-outline3">
      <style:paragraph-properties fo:margin-top="0cm" fo:margin-bottom="0.2cm"/>
      <style:text-properties fo:font-size="20pt" style:font-size-asian="20pt" style:font-size-complex="20pt"/>
    </style:style>
    <style:style style:name="RHSummit20162-outline5" style:family="presentation" style:parent-style-name="RHSummit20162-outline4">
      <style:paragraph-properties fo:margin-top="0cm" fo:margin-bottom="0.1cm"/>
      <style:text-properties fo:font-size="20pt" style:font-size-asian="20pt" style:font-size-complex="20pt"/>
    </style:style>
    <style:style style:name="RHSummit20162-outline6" style:family="presentation" style:parent-style-name="RHSummit20162-outline5">
      <style:paragraph-properties fo:margin-top="0cm" fo:margin-bottom="0.1cm"/>
      <style:text-properties fo:font-size="20pt" style:font-size-asian="20pt" style:font-size-complex="20pt"/>
    </style:style>
    <style:style style:name="RHSummit20162-outline7" style:family="presentation" style:parent-style-name="RHSummit20162-outline6">
      <style:paragraph-properties fo:margin-top="0cm" fo:margin-bottom="0.1cm"/>
      <style:text-properties fo:font-size="20pt" style:font-size-asian="20pt" style:font-size-complex="20pt"/>
    </style:style>
    <style:style style:name="RHSummit20162-outline8" style:family="presentation" style:parent-style-name="RHSummit20162-outline7">
      <style:paragraph-properties fo:margin-top="0cm" fo:margin-bottom="0.1cm"/>
      <style:text-properties fo:font-size="20pt" style:font-size-asian="20pt" style:font-size-complex="20pt"/>
    </style:style>
    <style:style style:name="RHSummit20162-outline9" style:family="presentation" style:parent-style-name="RHSummit20162-outline8">
      <style:paragraph-properties fo:margin-top="0cm" fo:margin-bottom="0.1cm"/>
      <style:text-properties fo:font-size="20pt" style:font-size-asian="20pt" style:font-size-complex="20pt"/>
    </style:style>
    <style:style style:name="RHSummit20162-subtitle" style:family="presentation">
      <style:graphic-properties draw:stroke="none" draw:fill="none" draw:textarea-vertical-align="middle">
        <text:list-style style:name="RHSummit2016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2-title" style:family="presentation">
      <style:graphic-properties draw:stroke="none" draw:fill="none" draw:textarea-vertical-align="middle">
        <text:list-style style:name="RHSummit2016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Summit20163-background" style:family="presentation">
      <style:graphic-properties draw:stroke="none" draw:fill="none"/>
      <style:text-properties style:letter-kerning="true"/>
    </style:style>
    <style:style style:name="RHSummit201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Summit2016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Summit20163-outline1" style:family="presentation">
      <style:graphic-properties draw:stroke="none" draw:fill="none">
        <text:list-style style:name="RHSummit201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3-outline2" style:family="presentation" style:parent-style-name="RHSummit20163-outline1">
      <style:paragraph-properties fo:margin-top="0cm" fo:margin-bottom="0.4cm"/>
      <style:text-properties fo:font-size="28pt" style:font-size-asian="28pt" style:font-size-complex="28pt"/>
    </style:style>
    <style:style style:name="RHSummit20163-outline3" style:family="presentation" style:parent-style-name="RHSummit20163-outline2">
      <style:paragraph-properties fo:margin-top="0cm" fo:margin-bottom="0.3cm"/>
      <style:text-properties fo:font-size="24pt" style:font-size-asian="24pt" style:font-size-complex="24pt"/>
    </style:style>
    <style:style style:name="RHSummit20163-outline4" style:family="presentation" style:parent-style-name="RHSummit20163-outline3">
      <style:paragraph-properties fo:margin-top="0cm" fo:margin-bottom="0.2cm"/>
      <style:text-properties fo:font-size="20pt" style:font-size-asian="20pt" style:font-size-complex="20pt"/>
    </style:style>
    <style:style style:name="RHSummit20163-outline5" style:family="presentation" style:parent-style-name="RHSummit20163-outline4">
      <style:paragraph-properties fo:margin-top="0cm" fo:margin-bottom="0.1cm"/>
      <style:text-properties fo:font-size="20pt" style:font-size-asian="20pt" style:font-size-complex="20pt"/>
    </style:style>
    <style:style style:name="RHSummit20163-outline6" style:family="presentation" style:parent-style-name="RHSummit20163-outline5">
      <style:paragraph-properties fo:margin-top="0cm" fo:margin-bottom="0.1cm"/>
      <style:text-properties fo:font-size="20pt" style:font-size-asian="20pt" style:font-size-complex="20pt"/>
    </style:style>
    <style:style style:name="RHSummit20163-outline7" style:family="presentation" style:parent-style-name="RHSummit20163-outline6">
      <style:paragraph-properties fo:margin-top="0cm" fo:margin-bottom="0.1cm"/>
      <style:text-properties fo:font-size="20pt" style:font-size-asian="20pt" style:font-size-complex="20pt"/>
    </style:style>
    <style:style style:name="RHSummit20163-outline8" style:family="presentation" style:parent-style-name="RHSummit20163-outline7">
      <style:paragraph-properties fo:margin-top="0cm" fo:margin-bottom="0.1cm"/>
      <style:text-properties fo:font-size="20pt" style:font-size-asian="20pt" style:font-size-complex="20pt"/>
    </style:style>
    <style:style style:name="RHSummit20163-outline9" style:family="presentation" style:parent-style-name="RHSummit20163-outline8">
      <style:paragraph-properties fo:margin-top="0cm" fo:margin-bottom="0.1cm"/>
      <style:text-properties fo:font-size="20pt" style:font-size-asian="20pt" style:font-size-complex="20pt"/>
    </style:style>
    <style:style style:name="RHSummit20163-subtitle" style:family="presentation">
      <style:graphic-properties draw:stroke="none" draw:fill="none" draw:textarea-vertical-align="middle">
        <text:list-style style:name="RHSummit2016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3-title" style:family="presentation">
      <style:graphic-properties draw:stroke="none" draw:fill="none" draw:textarea-vertical-align="middle">
        <text:list-style style:name="RHSummit2016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Summit20164-background" style:family="presentation">
      <style:graphic-properties draw:stroke="none" draw:fill="none"/>
      <style:text-properties style:letter-kerning="true"/>
    </style:style>
    <style:style style:name="RHSummit201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Summit2016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Summit20164-outline1" style:family="presentation">
      <style:graphic-properties draw:stroke="none" draw:fill="none">
        <text:list-style style:name="RHSummit201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Summit20164-outline2" style:family="presentation" style:parent-style-name="RHSummit2016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Summit20164-outline3" style:family="presentation" style:parent-style-name="RHSummit2016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Summit20164-outline4" style:family="presentation" style:parent-style-name="RHSummit2016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Summit20164-outline5" style:family="presentation" style:parent-style-name="RHSummit2016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Summit20164-outline6" style:family="presentation" style:parent-style-name="RHSummit2016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Summit20164-outline7" style:family="presentation" style:parent-style-name="RHSummit2016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Summit20164-outline8" style:family="presentation" style:parent-style-name="RHSummit20164-outline7">
      <style:paragraph-properties fo:margin-top="0cm" fo:margin-bottom="0.1cm"/>
      <style:text-properties fo:font-size="20pt" style:font-size-asian="20pt" style:font-size-complex="20pt"/>
    </style:style>
    <style:style style:name="RHSummit20164-outline9" style:family="presentation" style:parent-style-name="RHSummit20164-outline8">
      <style:paragraph-properties fo:margin-top="0cm" fo:margin-bottom="0.1cm"/>
      <style:text-properties fo:font-size="20pt" style:font-size-asian="20pt" style:font-size-complex="20pt"/>
    </style:style>
    <style:style style:name="RHSummit20164-subtitle" style:family="presentation">
      <style:graphic-properties draw:stroke="none" draw:fill="none" draw:textarea-vertical-align="middle">
        <text:list-style style:name="RHSummit2016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4-title" style:family="presentation">
      <style:graphic-properties draw:stroke="none" draw:fill="none" draw:textarea-vertical-align="middle">
        <text:list-style style:name="RHSummit2016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Summit20165-background" style:family="presentation">
      <style:graphic-properties draw:stroke="none" draw:fill="none"/>
      <style:text-properties style:letter-kerning="true"/>
    </style:style>
    <style:style style:name="RHSummit201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Summit2016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Summit20165-outline1" style:family="presentation">
      <style:graphic-properties draw:stroke="none" draw:fill="none">
        <text:list-style style:name="RHSummit201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5-outline2" style:family="presentation" style:parent-style-name="RHSummit2016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Summit20165-outline3" style:family="presentation" style:parent-style-name="RHSummit2016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Summit20165-outline4" style:family="presentation" style:parent-style-name="RHSummit2016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Summit20165-outline5" style:family="presentation" style:parent-style-name="RHSummit2016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Summit20165-outline6" style:family="presentation" style:parent-style-name="RHSummit2016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Summit20165-outline7" style:family="presentation" style:parent-style-name="RHSummit2016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Summit20165-outline8" style:family="presentation" style:parent-style-name="RHSummit2016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Summit20165-outline9" style:family="presentation" style:parent-style-name="RHSummit2016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Summit20165-subtitle" style:family="presentation">
      <style:graphic-properties draw:stroke="none" draw:fill="none" draw:textarea-vertical-align="middle">
        <text:list-style style:name="RHSummit2016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Summit20165-title" style:family="presentation">
      <style:graphic-properties draw:stroke="none" draw:fill="none" draw:textarea-vertical-align="middle">
        <text:list-style style:name="RHSummit2016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Summit2016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Summit2016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Summit2016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Summit2016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Summit2016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Summit2016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Summit2016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Summit2016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Summit2016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Summit2016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Summit2016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Summit2016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Summit2016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Summit2016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Summit2016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Summit2016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Summit2016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Summit2016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Summit2016" style:page-layout-name="PM1" draw:style-name="Mdp1">
      <draw:frame presentation:style-name="RHSummit2016-title" draw:layer="backgroundobjects" svg:width="60.966cm" svg:height="6.361cm" svg:x="3.387cm" svg:y="1.52cm" presentation:class="title" presentation:placeholder="true">
        <draw:text-box/>
      </draw:frame>
      <draw:frame presentation:style-name="RHSummit2016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0">
        <draw:page-thumbnail presentation:style-name="RHSummit2016-title" draw:layer="backgroundobjects" svg:width="18.627cm" svg:height="10.476cm" svg:x="1.481cm" svg:y="2.123cm" presentation:class="page"/>
        <draw:frame presentation:style-name="RHSummit2016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Summit20161" style:page-layout-name="PM1" draw:style-name="Mdp1">
      <draw:frame presentation:style-name="RHSummit20161-title" draw:layer="backgroundobjects" svg:width="60.966cm" svg:height="6.361cm" svg:x="3.387cm" svg:y="1.52cm" presentation:class="title" presentation:placeholder="true">
        <draw:text-box/>
      </draw:frame>
      <draw:frame presentation:style-name="RHSummit2016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0">
        <draw:page-thumbnail presentation:style-name="RHSummit20161-title" draw:layer="backgroundobjects" svg:width="18.627cm" svg:height="10.476cm" svg:x="1.481cm" svg:y="2.123cm" presentation:class="page"/>
        <draw:frame presentation:style-name="RHSummit2016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Summit20162" style:page-layout-name="PM1" draw:style-name="Mdp1">
      <draw:frame presentation:style-name="RHSummit20162-title" draw:layer="backgroundobjects" svg:width="60.966cm" svg:height="6.361cm" svg:x="3.387cm" svg:y="1.52cm" presentation:class="title" presentation:placeholder="true">
        <draw:text-box/>
      </draw:frame>
      <draw:frame presentation:style-name="RHSummit2016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0">
        <draw:page-thumbnail presentation:style-name="RHSummit20162-title" draw:layer="backgroundobjects" svg:width="18.627cm" svg:height="10.476cm" svg:x="1.481cm" svg:y="2.123cm" presentation:class="page"/>
        <draw:frame presentation:style-name="RHSummit2016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Summit20163" style:page-layout-name="PM1" draw:style-name="Mdp1">
      <draw:frame presentation:style-name="RHSummit20163-title" draw:layer="backgroundobjects" svg:width="60.966cm" svg:height="6.361cm" svg:x="3.387cm" svg:y="1.52cm" presentation:class="title" presentation:placeholder="true">
        <draw:text-box/>
      </draw:frame>
      <draw:frame presentation:style-name="RHSummit2016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0">
        <draw:page-thumbnail presentation:style-name="RHSummit20163-title" draw:layer="backgroundobjects" svg:width="0.001cm" svg:height="0.001cm" svg:x="0cm" svg:y="2.123cm" presentation:class="page"/>
        <draw:frame presentation:style-name="RHSummit2016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Summit20164" style:page-layout-name="PM1" draw:style-name="Mdp1">
      <office:forms form:automatic-focus="false" form:apply-design-mode="false"/>
      <draw:frame presentation:style-name="RHSummit20164-title" draw:layer="backgroundobjects" svg:width="60.966cm" svg:height="6.361cm" svg:x="3.387cm" svg:y="1.52cm" presentation:class="title" presentation:placeholder="true">
        <draw:text-box/>
      </draw:frame>
      <draw:frame presentation:style-name="RHSummit2016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Summit20164-title" draw:layer="backgroundobjects" svg:width="0.001cm" svg:height="0.001cm" svg:x="0cm" svg:y="2.123cm" presentation:class="page"/>
        <draw:frame presentation:style-name="RHSummit2016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Summit20165" style:page-layout-name="PM1" draw:style-name="Mdp1">
      <draw:frame presentation:style-name="RHSummit20165-title" draw:layer="backgroundobjects" svg:width="60.966cm" svg:height="6.361cm" svg:x="3.387cm" svg:y="1.52cm" presentation:class="title" presentation:placeholder="true">
        <draw:text-box/>
      </draw:frame>
      <draw:frame presentation:style-name="RHSummit2016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0">
        <draw:page-thumbnail presentation:style-name="RHSummit20165-title" draw:layer="backgroundobjects" svg:width="0.001cm" svg:height="0.001cm" svg:x="0cm" svg:y="2.123cm" presentation:class="page"/>
        <draw:frame presentation:style-name="RHSummit2016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1:58:01.429597854</meta:creation-date>
    <meta:editing-duration>PT12M54S</meta:editing-duration>
    <meta:editing-cycles>4</meta:editing-cycles>
    <meta:generator>LibreOffice/5.0.6.1$Linux_X86_64 LibreOffice_project/00$Build-1</meta:generator>
    <dc:title>RHSummit2016</dc:title>
    <meta:initial-creator>Matthew Micene</meta:initial-creator>
    <dc:date>2016-05-06T12:53:27.166388620</dc:date>
    <dc:creator>Matthew Micene</dc:creator>
    <meta:document-statistic meta:object-count="160"/>
    <meta:template xlink:type="simple" xlink:actuate="onRequest" xlink:title="RHSummit2016" xlink:href="../../../../Templates/RHSummit2016.otp"/>
  </office:meta>
</office:document-meta>
</file>